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04000000040E5229E2180B5FF18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1" style:family="text">
      <style:text-properties officeooo:rsid="00053ac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before</text:span><draw:frame draw:style-name="fr1" draw:name="Image1" text:anchor-type="as-char" svg:width="1.806cm" svg:height="1.806cm" draw:z-index="0"><draw:image xlink:href="Pictures/100002010000004000000040E5229E2180B5FF18.png" xlink:type="simple" xlink:show="embed" xlink:actuate="onLoad" loext:mime-type="image/png"/></draw:frame><text:span text:style-name="T1">afte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iberation San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iberation San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Liberation Sans" style:font-family-asian="'Liberation San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iklos Vajna</meta:initial-creator>
    <meta:creation-date>2018-03-28T11:29:25.536000907</meta:creation-date>
    <dc:date>2019-06-18T17:13:31.472272741</dc:date>
    <dc:creator>Miklos Vajna</dc:creator>
    <meta:editing-duration>PT1M5S</meta:editing-duration>
    <meta:editing-cycles>2</meta:editing-cycles>
    <meta:generator>LibreOfficeDev/6.4.0.0.alpha0$Linux_X86_64 LibreOffice_project/59ddb3eace26eeac29062bd87196e2530db1e93d</meta:generator>
    <meta:document-statistic meta:table-count="0" meta:image-count="1" meta:object-count="0" meta:page-count="1" meta:paragraph-count="1" meta:word-count="1" meta:character-count="11" meta:non-whitespace-character-count="11"/>
  </office:meta>
</office:document-meta>
</file>